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4586" draw:opacity="50%" draw:textarea-horizontal-align="justify" draw:textarea-vertical-align="middle" draw:auto-grow-height="false" fo:min-height="14.75cm" fo:min-width="7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2cm" fo:min-width="0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fo:min-height="0.713cm"/>
    </style:style>
    <style:style style:name="gr7" style:family="graphic" style:parent-style-name="objectwithoutfill">
      <style:graphic-properties draw:stroke="dash" draw:stroke-dash="Dashed_20__28_var_29_"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color="#000000" draw:fill="none" draw:textarea-vertical-align="middle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4.75cm" fo:min-width="7.5cm"/>
    </style:style>
    <style:style style:name="gr10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loext:graphic-properties draw:fill="solid" draw:fill-color="#004586" draw:opacity="50%"/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style:text-properties fo:font-size="16pt"/>
    </style:style>
    <style:style style:name="P9" style:family="paragraph">
      <loext:graphic-properties draw:fill="none" draw:fill-color="#ffffff"/>
      <style:text-properties fo:font-size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cm" svg:height="15cm" svg:x="1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006cm" svg:height="0.878cm" svg:x="2.5cm" svg:y="21.538cm">
          <draw:text-box>
            <text:p text:style-name="P2"><text:span text:style-name="T1">Heap, Free Memory</text:span></text:p>
          </draw:text-box>
        </draw:frame>
        <draw:custom-shape draw:style-name="gr3" draw:text-style-name="P4" draw:layer="layout" svg:width="0.15cm" svg:height="0.15cm" svg:x="5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5cm" svg:height="0.15cm" svg:x="5cm" svg:y="20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0.15cm" svg:height="0.15cm" svg:x="5cm" svg:y="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5" draw:layer="layout" svg:x1="11cm" svg:y1="23cm" svg:x2="9cm" svg:y2="23cm">
          <text:p/>
        </draw:line>
        <draw:line draw:style-name="gr4" draw:text-style-name="P5" draw:layer="layout" svg:x1="11cm" svg:y1="18cm" svg:x2="9cm" svg:y2="18cm">
          <text:p/>
        </draw:line>
        <draw:line draw:style-name="gr4" draw:text-style-name="P5" draw:layer="layout" svg:x1="11cm" svg:y1="3cm" svg:x2="9cm" svg:y2="3cm">
          <text:p/>
        </draw:line>
        <draw:frame draw:style-name="gr5" draw:text-style-name="P6" draw:layer="layout" svg:width="4.693cm" svg:height="0.962cm" svg:x="1.8cm" svg:y="1.7cm">
          <draw:text-box>
            <text:p>DDR3 Memory</text:p>
          </draw:text-box>
        </draw:frame>
        <draw:frame draw:style-name="gr5" draw:text-style-name="P3" draw:layer="layout" svg:width="6.132cm" svg:height="0.878cm" svg:x="11cm" svg:y="2.4cm">
          <draw:text-box>
            <text:p text:style-name="P2"><text:span text:style-name="T1">Max Words DDR Mem</text:span></text:p>
          </draw:text-box>
        </draw:frame>
        <draw:frame draw:style-name="gr6" draw:text-style-name="P7" draw:layer="layout" svg:width="7.7cm" svg:height="2.132cm" svg:x="11.4cm" svg:y="16.8cm">
          <draw:text-box>
            <text:p text:style-name="P2"><text:span text:style-name="T1">Max Words DDR Mem</text:span></text:p>
            <text:p text:style-name="P2"><text:span text:style-name="T1">- („Max num Threads“ * „Words per Thread“) </text:span></text:p>
          </draw:text-box>
        </draw:frame>
        <draw:line draw:style-name="gr7" draw:text-style-name="P5" draw:layer="layout" svg:x1="1cm" svg:y1="15cm" svg:x2="9cm" svg:y2="15cm">
          <text:p/>
        </draw:line>
        <draw:line draw:style-name="gr7" draw:text-style-name="P5" draw:layer="layout" svg:x1="1cm" svg:y1="12cm" svg:x2="9cm" svg:y2="12cm">
          <text:p/>
        </draw:line>
        <draw:line draw:style-name="gr8" draw:text-style-name="P5" draw:layer="layout" svg:x1="1cm" svg:y1="9.4cm" svg:x2="1cm" svg:y2="9.4cm">
          <text:p/>
        </draw:line>
        <draw:frame draw:style-name="gr5" draw:text-style-name="P9" draw:layer="layout" svg:width="4.316cm" svg:height="1.505cm" svg:x="2cm" svg:y="16cm">
          <draw:text-box>
            <text:p text:style-name="P8"><text:span text:style-name="T2">Stack Thread 0</text:span></text:p>
            <text:p text:style-name="P8"><text:span text:style-name="T2"/></text:p>
          </draw:text-box>
        </draw:frame>
        <draw:frame draw:style-name="gr5" draw:text-style-name="P3" draw:layer="layout" svg:width="4.316cm" svg:height="0.878cm" svg:x="2cm" svg:y="13cm">
          <draw:text-box>
            <text:p text:style-name="P2"><text:span text:style-name="T1">Stack Thread 1</text:span></text:p>
          </draw:text-box>
        </draw:frame>
        <draw:frame draw:style-name="gr5" draw:text-style-name="P3" draw:layer="layout" svg:width="4.316cm" svg:height="0.878cm" svg:x="2cm" svg:y="10.2cm">
          <draw:text-box>
            <text:p text:style-name="P2"><text:span text:style-name="T1">Stack Thread 2</text:span></text:p>
          </draw:text-box>
        </draw:frame>
        <draw:frame draw:style-name="gr5" draw:text-style-name="P3" draw:layer="layout" svg:width="6.666cm" svg:height="4.64cm" svg:x="2cm" svg:y="3.5cm">
          <draw:text-box>
            <text:p text:style-name="P2"><text:span text:style-name="T1">Stack Thread Max Tread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Stack Thread 3</text:span></text:p>
          </draw:text-box>
        </draw:frame>
        <draw:line draw:style-name="gr7" draw:text-style-name="P5" draw:layer="layout" svg:x1="1cm" svg:y1="9cm" svg:x2="9cm" svg:y2="9cm">
          <text:p/>
        </draw:line>
        <draw:custom-shape draw:style-name="gr3" draw:text-style-name="P4" draw:layer="layout" svg:width="0.15cm" svg:height="0.15cm" svg:x="5.001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5cm" svg:height="0.15cm" svg:x="5.001cm" svg:y="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0.15cm" svg:height="0.15cm" svg:x="5.001cm" svg:y="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5" draw:layer="layout" svg:width="8cm" svg:height="5cm" svg:x="1cm" svg:y="18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0.001cm" svg:height="0.962cm" svg:x="11.699cm" svg:y="22.638cm">
          <draw:text-box>
            <text:p>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1T14:23:16.852000000</meta:creation-date>
    <dc:date>2017-02-01T15:12:51.292000000</dc:date>
    <meta:editing-duration>PT17M42S</meta:editing-duration>
    <meta:editing-cycles>4</meta:editing-cycles>
    <meta:generator>LibreOffice/5.1.6.2$Windows_x86 LibreOffice_project/07ac168c60a517dba0f0d7bc7540f5afa45f0909</meta:generator>
    <meta:document-statistic meta:object-count="24"/>
  </office:meta>
</office:document-meta>
</file>